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officeooo:rsid="0008e927" officeooo:paragraph-rsid="0008e927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officeooo:rsid="00098b03" officeooo:paragraph-rsid="00098b03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DejaVu Math TeX Gyre" fo:font-size="12pt" style:text-underline-style="none" officeooo:rsid="00098b03" officeooo:paragraph-rsid="000d25ec" fo:background-color="transparen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DejaVu Math TeX Gyre" fo:font-size="12pt" style:text-underline-style="none" fo:background-color="transparent" style:font-size-asian="12pt" style:font-size-complex="12pt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8e927" officeooo:paragraph-rsid="0008e927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8e927" officeooo:paragraph-rsid="000d25ec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98b03" officeooo:paragraph-rsid="00098b03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98b03" officeooo:paragraph-rsid="000d25ec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bold" officeooo:rsid="000b28ff" officeooo:paragraph-rsid="000b28ff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bold" officeooo:rsid="000efb7e" officeooo:paragraph-rsid="000efb7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paragraph-rsid="000b28ff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rsid="000efb7e" officeooo:paragraph-rsid="000efb7e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fo:font-weight="normal" officeooo:rsid="000b28ff" officeooo:paragraph-rsid="000b28ff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solid" style:text-underline-width="auto" style:text-underline-color="font-color" officeooo:rsid="0008e927" officeooo:paragraph-rsid="0008e927" fo:background-color="transparent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8e927"/>
    </style:style>
    <style:style style:name="P1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8e927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d25ec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fo:background-color="transparent" style:font-size-asian="12pt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paragraph-rsid="000d25ec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paragraph-rsid="000d25ec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98b03" officeooo:paragraph-rsid="00098b03" fo:background-color="transparent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officeooo:paragraph-rsid="000b28ff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0d25ec"/>
    </style:style>
    <style:style style:name="P2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rsid="000b28ff" officeooo:paragraph-rsid="000b28f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Liberation Serif" fo:font-size="12pt" style:text-underline-style="none" fo:font-weight="bold" officeooo:rsid="00098b03" officeooo:paragraph-rsid="00098b03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Liberation Serif" fo:font-size="12pt" style:text-underline-style="none" officeooo:rsid="00098b03" officeooo:paragraph-rsid="00098b03" fo:background-color="transparent" style:font-size-asian="12pt" style:font-size-complex="12pt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DejaVu Math TeX Gyre" fo:font-size="12pt" style:text-underline-style="none" officeooo:rsid="00098b03" officeooo:paragraph-rsid="00098b03" fo:background-color="transparent" style:font-size-asian="12pt" style:font-size-complex="12pt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erif" fo:font-weight="bold" officeooo:paragraph-rsid="00104bb1" style:font-weight-asian="bold" style:font-weight-complex="bold"/>
    </style:style>
    <style:style style:name="P31" style:family="paragraph" style:parent-style-name="Text_20_body" style:list-style-name="L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</style:style>
    <style:style style:name="P33" style:family="paragraph" style:parent-style-name="Text_20_body" style:list-style-name="L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d25ec"/>
    </style:style>
    <style:style style:name="P34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</style:style>
    <style:style style:name="P35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d25ec"/>
    </style:style>
    <style:style style:name="P36" style:family="paragraph" style:parent-style-name="Text_20_body" style:list-style-name="L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98b03"/>
    </style:style>
    <style:style style:name="P37" style:family="paragraph" style:parent-style-name="Text_20_body" style:list-style-name="L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DejaVu Math TeX Gyre" fo:font-size="12pt" style:text-underline-style="none" fo:font-weight="bold" officeooo:rsid="0008e927" officeooo:paragraph-rsid="000d25ec" fo:background-color="transparent" style:font-size-asian="12pt" style:font-weight-asian="bold" style:font-size-complex="12pt" style:font-weight-complex="bold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rsid="000efb7e" officeooo:paragraph-rsid="000efb7e" fo:background-color="transparent" style:font-size-asian="12pt" style:font-size-complex="12pt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style:font-name="DejaVu Math TeX Gyre" fo:font-size="12pt" style:text-underline-style="none" fo:font-weight="normal" officeooo:rsid="000efb7e" officeooo:paragraph-rsid="000f441b" fo:background-color="transparent" style:font-size-asian="12pt" style:font-size-complex="12pt"/>
    </style:style>
    <style:style style:name="P40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paragraph-rsid="000d25ec" fo:background-color="transparent" style:font-size-asian="12pt" style:font-size-complex="12pt"/>
    </style:style>
    <style:style style:name="P4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paragraph-rsid="00098b03" fo:background-color="transparent" style:font-size-asian="12pt" style:font-size-complex="12pt"/>
    </style:style>
    <style:style style:name="P42" style:family="paragraph" style:parent-style-name="Text_20_body" style:list-style-name="L7">
      <style:paragraph-properties fo:margin-top="0cm" fo:margin-bottom="0cm" style:contextual-spacing="false"/>
    </style:style>
    <style:style style:name="P43" style:family="paragraph" style:parent-style-name="Text_20_body" style:list-style-name="L7">
      <style:text-properties style:font-name="Liberation Serif"/>
    </style:style>
    <style:style style:name="P44" style:family="paragraph" style:parent-style-name="Text_20_body" style:list-style-name="L7">
      <style:paragraph-properties fo:margin-top="0cm" fo:margin-bottom="0cm" style:contextual-spacing="false"/>
      <style:text-properties style:font-name="Liberation Serif"/>
    </style:style>
    <style:style style:name="P45" style:family="paragraph" style:parent-style-name="Text_20_body">
      <style:text-properties style:font-name="Liberation Serif"/>
    </style:style>
    <style:style style:name="P46" style:family="paragraph" style:parent-style-name="Text_20_body" style:list-style-name="L9">
      <style:text-properties style:font-name="Liberation Serif"/>
    </style:style>
    <style:style style:name="P47" style:family="paragraph" style:parent-style-name="Text_20_body" style:list-style-name="L10">
      <style:text-properties style:font-name="Liberation Serif"/>
    </style:style>
    <style:style style:name="P48" style:family="paragraph" style:parent-style-name="Text_20_body" style:list-style-name="L11">
      <style:text-properties style:font-name="Liberation Serif"/>
    </style:style>
    <style:style style:name="P49" style:family="paragraph" style:parent-style-name="Text_20_body">
      <style:text-properties style:font-name="Liberation Serif" fo:font-size="14pt" style:font-size-asian="12.25pt" style:font-size-complex="14pt"/>
    </style:style>
    <style:style style:name="P50" style:family="paragraph" style:parent-style-name="Text_20_body" style:list-style-name="L9">
      <style:paragraph-properties fo:margin-top="0cm" fo:margin-bottom="0cm" style:contextual-spacing="false"/>
    </style:style>
    <style:style style:name="P51" style:family="paragraph" style:parent-style-name="Text_20_body" style:list-style-name="L10">
      <style:paragraph-properties fo:margin-top="0cm" fo:margin-bottom="0cm" style:contextual-spacing="false"/>
    </style:style>
    <style:style style:name="P52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fo:font-variant="normal" fo:text-transform="none" style:font-name="DejaVu Math TeX Gyre" fo:letter-spacing="normal" fo:font-style="normal" fo:font-weight="normal" loext:padding="0.049cm" loext:border="0.06pt solid #d1d7dc"/>
    </style:style>
    <style:style style:name="T2" style:family="text">
      <style:text-properties fo:font-variant="normal" fo:text-transform="none" style:font-name="DejaVu Math TeX Gyre" fo:letter-spacing="normal" fo:font-style="normal" fo:font-weight="normal" officeooo:rsid="000d25ec" loext:padding="0.049cm" loext:border="0.06pt solid #d1d7dc"/>
    </style:style>
    <style:style style:name="T3" style:family="text">
      <style:text-properties fo:font-variant="normal" fo:text-transform="none" style:font-name="DejaVu Math TeX Gyre" fo:letter-spacing="normal" fo:font-style="normal" fo:font-weight="normal" style:font-weight-asian="bold" style:font-weight-complex="bold" loext:padding="0.049cm" loext:border="0.06pt solid #d1d7dc"/>
    </style:style>
    <style:style style:name="T4" style:family="text">
      <style:text-properties fo:font-variant="normal" fo:text-transform="none" style:font-name="DejaVu Math TeX Gyre" fo:letter-spacing="normal" fo:font-style="normal" fo:font-weight="normal" officeooo:rsid="000d25ec" style:font-name-asian="Noto Sans Mono CJK SC" style:font-weight-asian="bold" style:font-name-complex="Liberation Mono" style:font-weight-complex="bold" loext:padding="0.049cm" loext:border="0.06pt solid #d1d7dc"/>
    </style:style>
    <style:style style:name="T5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 loext:padding="0.049cm" loext:border="0.06pt solid #d1d7dc"/>
    </style:style>
    <style:style style:name="T7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d25ec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d25ec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 loext:padding="0.049cm" loext:border="0.06pt solid #d1d7dc"/>
    </style:style>
    <style:style style:name="T13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98b03" fo:background-color="transparent" loext:char-shading-value="0" style:font-size-asian="12pt" style:font-weight-asian="bold" style:font-size-complex="12pt" style:font-weight-complex="bold" loext:padding="0.049cm" loext:border="0.06pt solid #d1d7dc"/>
    </style:style>
    <style:style style:name="T14" style:family="text">
      <style:text-properties fo:font-variant="normal" fo:text-transform="none" fo:color="#000000" loext:opacity="100%" style:font-name="DejaVu Math TeX Gyre" fo:font-size="12pt" fo:letter-spacing="normal" fo:font-style="normal" style:text-underline-style="none" fo:font-weight="normal" officeooo:rsid="000d25e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.049cm" loext:border="0.06pt solid #d1d7dc"/>
    </style:style>
    <style:style style:name="T15" style:family="text">
      <style:text-properties style:font-name="DejaVu Math TeX Gyre" officeooo:rsid="00098b03" style:font-weight-asian="bold" style:font-weight-complex="bold" loext:padding="0.049cm" loext:border="0.06pt solid #d1d7dc"/>
    </style:style>
    <style:style style:name="T16" style:family="text">
      <style:text-properties style:font-name="DejaVu Math TeX Gyre" officeooo:rsid="000d25ec" style:font-name-asian="Noto Sans Mono CJK SC" style:font-weight-asian="bold" style:font-name-complex="Liberation Mono" style:font-weight-complex="bold" loext:padding="0.049cm" loext:border="0.06pt solid #d1d7dc"/>
    </style:style>
    <style:style style:name="T17" style:family="text">
      <style:text-properties fo:color="#000000" loext:opacity="100%" style:font-name="DejaVu Math TeX Gyre" fo:font-size="12pt" style:text-underline-style="none" fo:background-color="transparent" loext:char-shading-value="0" style:font-size-asian="12pt" style:font-size-complex="12pt"/>
    </style:style>
    <style:style style:name="T18" style:family="text">
      <style:text-properties fo:color="#000000" loext:opacity="100%" style:font-name="DejaVu Math TeX Gyre" fo:font-size="12pt" style:text-underline-style="none" officeooo:rsid="00104bb1" fo:background-color="transparent" loext:char-shading-value="0" style:font-size-asian="12pt" style:font-size-complex="12pt"/>
    </style:style>
    <style:style style:name="T19" style:family="text">
      <style:text-properties fo:color="#000000" loext:opacity="100%" style:font-name="DejaVu Math TeX Gyre" fo:font-size="12pt" style:text-underline-style="none" fo:font-weight="normal" fo:background-color="transparent" loext:char-shading-value="0" style:font-size-asian="12pt" style:font-size-complex="12pt" loext:padding="0.049cm" loext:border="0.06pt solid #d1d7dc"/>
    </style:style>
    <style:style style:name="T20" style:family="text">
      <style:text-properties fo:color="#000000" loext:opacity="100%" fo:font-size="12pt" style:text-underline-style="none" officeooo:rsid="00104bb1" fo:background-color="transparent" loext:char-shading-value="0" style:font-size-asian="12pt" style:font-size-complex="12pt"/>
    </style:style>
    <style:style style:name="T21" style:family="text">
      <style:text-properties officeooo:rsid="000d25ec"/>
    </style:style>
    <style:style style:name="T22" style:family="text">
      <style:text-properties style:font-name="Liberation Serif"/>
    </style:style>
    <style:style style:name="T2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IT NOTES:</text:p>
      <text:p text:style-name="P1"/>
      <text:p text:style-name="P5">1] Creating a Git repository: </text:p>
      <text:p text:style-name="P25"><text:span text:style-name="T8">C</text:span><text:span text:style-name="T10">reate a new project directory </text:span><text:span text:style-name="T8">and </text:span><text:span text:style-name="T5">open i</text:span><text:span text:style-name="T8">t and </text:span><text:span text:style-name="T5">type the command</text:span></text:p>
      <text:p text:style-name="P25"><text:span text:style-name="Source_20_Text"><text:span text:style-name="T6">git init</text:span></text:span></text:p>
      <text:p text:style-name="P25"><text:span text:style-name="Source_20_Text"><text:span text:style-name="T6"/></text:span></text:p>
      <text:p text:style-name="P6">2] Add files to project:</text:p>
      <text:p text:style-name="P18"><text:span text:style-name="Source_20_Text"><text:span text:style-name="T6">git add &lt;filename&gt;</text:span></text:span></text:p>
      <text:list xml:id="list1868906428" text:style-name="L1">
        <text:list-header>
          <text:p text:style-name="P31"><text:span text:style-name="Source_20_Text"><text:span text:style-name="T6">git add *</text:span></text:span></text:p>
        </text:list-header>
      </text:list>
      <text:p text:style-name="P1"/>
      <text:p text:style-name="P5">3] Commit the changes</text:p>
      <text:p text:style-name="P17"><text:span text:style-name="Source_20_Text"><text:span text:style-name="T6">git commit -m "Commit message"</text:span></text:span></text:p>
      <text:p text:style-name="P17"><text:span text:style-name="Source_20_Text"><text:span text:style-name="T6"/></text:span></text:p>
      <text:p text:style-name="P5">4] Making Remote Repository</text:p>
      <text:p text:style-name="P25"><text:span text:style-name="Strong_20_Emphasis"><text:span text:style-name="T11">Putting your Project online </text:span></text:span><text:span text:style-name="Strong_20_Emphasis"><text:span text:style-name="T9">b</text:span></text:span><text:span text:style-name="T5">y typing the</text:span></text:p>
      <text:p text:style-name="P25"><text:span text:style-name="Source_20_Text"><text:span text:style-name="T6">git commit</text:span></text:span></text:p>
      <text:p text:style-name="P21">command your changes are in your local working copy.</text:p>
      <text:p text:style-name="P4"/>
      <text:p text:style-name="P19">To send to remote repository:</text:p>
      <text:list xml:id="list3700676793" text:style-name="L2">
        <text:list-header>
          <text:p text:style-name="P32"><text:span text:style-name="Source_20_Text"><text:span text:style-name="T6">git push origin master</text:span></text:span></text:p>
        </text:list-header>
      </text:list>
      <text:p text:style-name="P4"/>
      <text:p text:style-name="P19">To connect to a remote repository:</text:p>
      <text:list xml:id="list1206924732" text:style-name="L3">
        <text:list-header>
          <text:p text:style-name="P33"><text:span text:style-name="Source_20_Text"><text:span text:style-name="T6">git remote add origin &lt;server&gt;</text:span></text:span></text:p>
          <text:p text:style-name="P33"><text:span text:style-name="Source_20_Text"><text:span text:style-name="T12"/></text:span></text:p>
          <text:p text:style-name="P37">5] To set your username globally:</text:p>
        </text:list-header>
      </text:list>
      <text:p text:style-name="P16"><text:span text:style-name="T17">git config --global user.email “</text:span><text:a xlink:type="simple" xlink:href="mailto:you@example.com" text:style-name="Internet_20_link" text:visited-style-name="Visited_20_Internet_20_Link">you@example.com</text:a><text:span text:style-name="T17">”</text:span></text:p>
      <text:p text:style-name="P1">git config --global user.name “Your Name”</text:p>
      <text:p text:style-name="P1"/>
      <text:p text:style-name="P8">6] Work on existing project:</text:p>
      <text:p text:style-name="P20">If you want to work on an existing Git project, you need to download it to your computer. To download, you can use this command:</text:p>
      <text:list xml:id="list2914903368" text:style-name="L4">
        <text:list-header>
          <text:p text:style-name="P34"><text:span text:style-name="Source_20_Text"><text:span text:style-name="T6">git clone </text:span></text:span><text:a xlink:type="simple" xlink:href="mailto:username@host" text:style-name="Internet_20_link" text:visited-style-name="Visited_20_Internet_20_Link"><text:span text:style-name="Source_20_Text">username@host</text:span></text:a><text:span text:style-name="Source_20_Text"><text:span text:style-name="T6">:/path/to/repository</text:span></text:span></text:p>
          <text:p text:style-name="P34"><text:span text:style-name="Source_20_Text"><text:span text:style-name="T6"/></text:span></text:p>
        </text:list-header>
      </text:list>
      <text:p text:style-name="P23"><text:span text:style-name="Strong_20_Emphasis"><text:span text:style-name="T7">Work on Local Network Git project</text:span></text:span></text:p>
      <text:p text:style-name="P19">If it's on a network drive, you can use the command:</text:p>
      <text:list xml:id="list1759263647" text:style-name="L5">
        <text:list-header>
          <text:p text:style-name="P36"><text:span text:style-name="Source_20_Text"><text:span text:style-name="T6">git clone /path/to/repository</text:span></text:span></text:p>
        </text:list-header>
      </text:list>
      <text:p text:style-name="P2"/>
      <text:p text:style-name="P7">7] To look into git history:</text:p>
      <text:list xml:id="list115818838527153" text:continue-list="list2914903368" text:style-name="L4">
        <text:list-header>
          <text:p text:style-name="P35"><text:span text:style-name="Source_20_Text"><text:span text:style-name="T13">git </text:span></text:span><text:span text:style-name="Source_20_Text"><text:span text:style-name="T14">log</text:span></text:span></text:p>
        </text:list-header>
      </text:list>
      <text:p text:style-name="P2"/>
      <text:p text:style-name="P2"/>
      <text:p text:style-name="P2"/>
      <text:p text:style-name="P2"/>
      <text:p text:style-name="P27"><text:soft-page-break/>8] To undo the changes in local repository: </text:p>
      <text:p text:style-name="P41">Verify the remote repository status:</text:p>
      <text:list xml:id="list4233433027" text:style-name="L7">
        <text:list-item>
          <text:list>
            <text:list-item>
              <text:p text:style-name="P42"><text:span text:style-name="T22">Run </text:span><text:span text:style-name="Source_20_Text"><text:span text:style-name="T22">git status</text:span></text:span><text:span text:style-name="T22"> to check the current status of your local repository.</text:span></text:p>
            </text:list-item>
          </text:list>
        </text:list-item>
        <text:list-item>
          <text:p text:style-name="P43">Fetch the latest changes from the remote repository:</text:p>
          <text:list>
            <text:list-item>
              <text:p text:style-name="P42"><text:span text:style-name="T22">Run </text:span><text:span text:style-name="Source_20_Text"><text:span text:style-name="T22">git fetch</text:span></text:span><text:span text:style-name="T22"> to retrieve the latest commits from the remote repository.</text:span></text:p>
            </text:list-item>
          </text:list>
        </text:list-item>
        <text:list-item>
          <text:p text:style-name="P43">Check the branch divergence:</text:p>
          <text:list>
            <text:list-item>
              <text:p text:style-name="P42"><text:span text:style-name="T22">Run </text:span><text:span text:style-name="Source_20_Text"><text:span text:style-name="T22">git log origin/branch-name..branch-name</text:span></text:span><text:span text:style-name="T22"> (replace </text:span><text:span text:style-name="Source_20_Text"><text:span text:style-name="T22">branch-name</text:span></text:span><text:span text:style-name="T22"> with the actual branch name) to see the commits that exist on your local branch but are not on the remote branch.</text:span></text:p>
            </text:list-item>
            <text:list-item>
              <text:p text:style-name="P44">If you see the commit you removed in this list, it means it still exists on the remote branch.</text:p>
            </text:list-item>
          </text:list>
        </text:list-item>
        <text:list-item>
          <text:p text:style-name="P43">Reset the branch to the remote state:</text:p>
          <text:list>
            <text:list-item>
              <text:p text:style-name="P42"><text:span text:style-name="T22">Run </text:span><text:span text:style-name="Source_20_Text"><text:span text:style-name="T22">git reset --hard origin/branch-name</text:span></text:span><text:span text:style-name="T22"> (replace </text:span><text:span text:style-name="Source_20_Text"><text:span text:style-name="T22">branch-name</text:span></text:span><text:span text:style-name="T22"> with the actual branch name) to reset your local branch to match the remote branch.</text:span></text:p>
            </text:list-item>
            <text:list-item>
              <text:p text:style-name="P44">This command discards all local commits and changes, bringing your branch back in sync with the remote branch.</text:p>
            </text:list-item>
          </text:list>
        </text:list-item>
        <text:list-item>
          <text:p text:style-name="P43">Verify the branch status:</text:p>
          <text:list>
            <text:list-item>
              <text:p text:style-name="P42"><text:span text:style-name="T22">Run </text:span><text:span text:style-name="Source_20_Text"><text:span text:style-name="T22">git status</text:span></text:span><text:span text:style-name="T22"> to check if the branch is now up to date with the remote branch.</text:span></text:p>
            </text:list-item>
            <text:list-item>
              <text:p text:style-name="P43">It should no longer show the branch as ahead by 1 commit.</text:p>
            </text:list-item>
          </text:list>
        </text:list-item>
      </text:list>
      <text:p text:style-name="P28"/>
      <text:p text:style-name="P30"><text:span text:style-name="T20">9] </text:span>Remove the commit using one of the following methods:</text:p>
      <text:p text:style-name="P45">a. Soft Reset:</text:p>
      <text:list xml:id="list769090496" text:style-name="L9">
        <text:list-item>
          <text:p text:style-name="P50"><text:span text:style-name="T22">Run </text:span><text:span text:style-name="Source_20_Text"><text:span text:style-name="T22">git reset --soft HEAD~1</text:span></text:span><text:span text:style-name="T22"> (replace </text:span><text:span text:style-name="Source_20_Text"><text:span text:style-name="T22">HEAD~1</text:span></text:span><text:span text:style-name="T22"> with the appropriate commit reference or commit hash).</text:span></text:p>
        </text:list-item>
        <text:list-item>
          <text:p text:style-name="P46">This command will remove the commit but keep the changes from that commit staged (not committed).</text:p>
        </text:list-item>
      </text:list>
      <text:p text:style-name="P45">b. Mixed Reset (default behavior):</text:p>
      <text:list xml:id="list3744678778" text:style-name="L10">
        <text:list-item>
          <text:p text:style-name="P51"><text:span text:style-name="T22">Run </text:span><text:span text:style-name="Source_20_Text"><text:span text:style-name="T22">git reset HEAD~1</text:span></text:span><text:span text:style-name="T22"> (replace </text:span><text:span text:style-name="Source_20_Text"><text:span text:style-name="T22">HEAD~1</text:span></text:span><text:span text:style-name="T22"> with the appropriate commit reference or commit hash).</text:span></text:p>
        </text:list-item>
        <text:list-item>
          <text:p text:style-name="P47">This command will remove the commit and unstage the changes, leaving the changes in your working directory.</text:p>
        </text:list-item>
      </text:list>
      <text:p text:style-name="P45">c. Hard Reset:</text:p>
      <text:list xml:id="list3156717215" text:style-name="L11">
        <text:list-item>
          <text:p text:style-name="P52"><text:span text:style-name="T22">Run </text:span><text:span text:style-name="Source_20_Text"><text:span text:style-name="T22">git reset --hard HEAD~1</text:span></text:span><text:span text:style-name="T22"> (replace </text:span><text:span text:style-name="Source_20_Text"><text:span text:style-name="T22">HEAD~1</text:span></text:span><text:span text:style-name="T22"> with the appropriate commit reference or commit hash).</text:span></text:p>
        </text:list-item>
        <text:list-item>
          <text:p text:style-name="P48">This command will remove the commit and discard all changes associated with that commit.</text:p>
        </text:list-item>
      </text:list>
      <text:p text:style-name="P45"/>
      <text:p text:style-name="P45"/>
      <text:p text:style-name="P49"/>
      <text:p text:style-name="P2"/>
      <text:p text:style-name="P7"><text:soft-page-break/>10] To create a different branch:</text:p>
      <text:p text:style-name="P22">To create a branch named feature_x</text:p>
      <text:p text:style-name="P23"><text:span text:style-name="Source_20_Text"><text:span text:style-name="T6">git checkout -b feature_x</text:span></text:span></text:p>
      <text:p text:style-name="P23"><text:span text:style-name="Source_20_Text"><text:span text:style-name="T6"/></text:span></text:p>
      <text:p text:style-name="P2">T<text:span text:style-name="T21">o</text:span> switch between branch use</text:p>
      <text:p text:style-name="P3"><text:span text:style-name="Source_20_Text"><text:span text:style-name="T1">git checkout </text:span></text:span><text:span text:style-name="Source_20_Text"><text:span text:style-name="T2">&lt;BranchName&gt;</text:span></text:span></text:p>
      <text:p text:style-name="P2"/>
      <text:p text:style-name="P2">To delete a branch </text:p>
      <text:p text:style-name="P3"><text:span text:style-name="Source_20_Text"><text:span text:style-name="T1">git checkout -</text:span></text:span><text:span text:style-name="Source_20_Text"><text:span text:style-name="T2">d &lt;BranchName&gt;</text:span></text:span></text:p>
      <text:p text:style-name="P2"/>
      <text:p text:style-name="P2"><text:span text:style-name="T21">T</text:span>o see all the branch name use</text:p>
      <text:p text:style-name="P3"><text:span text:style-name="Source_20_Text"><text:span text:style-name="T1">git </text:span></text:span><text:span text:style-name="Source_20_Text"><text:span text:style-name="T2">branch</text:span></text:span></text:p>
      <text:p text:style-name="P2"/>
      <text:p text:style-name="P9">11] Sync and Merge branch</text:p>
      <text:p text:style-name="P14">To turn your git project into the latest version, run the command</text:p>
      <text:p text:style-name="P26"><text:span text:style-name="Source_20_Text"><text:span text:style-name="T19">git pull</text:span></text:span></text:p>
      <text:p text:style-name="P12">If you work in a branch, you can merge your changes with</text:p>
      <text:p text:style-name="P24"><text:span text:style-name="Source_20_Text"><text:span text:style-name="T19">git merge &lt;branch&gt;</text:span></text:span></text:p>
      <text:p text:style-name="P11"><text:line-break/></text:p>
      <text:p text:style-name="P10">GIT COMMANDS</text:p>
      <text:p text:style-name="P13"/>
      <text:list xml:id="list189479854" text:style-name="L6">
        <text:list-item>
          <text:p text:style-name="P38">git init: Initializes an empty Git repository in the current directory. <text:s text:c="4"/></text:p>
        </text:list-item>
        <text:list-item>
          <text:p text:style-name="P38">git clone: Copies a repository from a remote source to the local machine. </text:p>
        </text:list-item>
        <text:list-item>
          <text:p text:style-name="P38">git add: Adds changes to the staging area for the next commit. <text:s text:c="4"/></text:p>
        </text:list-item>
        <text:list-item>
          <text:p text:style-name="P38">git commit: Commits changes to the local repository. <text:s text:c="4"/></text:p>
        </text:list-item>
        <text:list-item>
          <text:p text:style-name="P38">git push: Pushes changes to a remote repository. <text:s text:c="4"/></text:p>
        </text:list-item>
        <text:list-item>
          <text:p text:style-name="P38">git pull: Fetches and merges changes from a remote repository to the local machine. <text:s text:c="4"/></text:p>
        </text:list-item>
        <text:list-item>
          <text:p text:style-name="P38">git branch: Lists or creates branches. <text:s text:c="4"/></text:p>
        </text:list-item>
        <text:list-item>
          <text:p text:style-name="P38">git checkout: Switches to a specified branch. <text:s text:c="4"/></text:p>
        </text:list-item>
        <text:list-item>
          <text:p text:style-name="P38">git merge: Merges changes from one branch into another. <text:s text:c="4"/></text:p>
        </text:list-item>
        <text:list-item>
          <text:p text:style-name="P38">git status: Shows the current status of the repository. <text:s text:c="4"/></text:p>
        </text:list-item>
        <text:list-item>
          <text:p text:style-name="P38">git log: Displays a log of the commit history. <text:s text:c="4"/></text:p>
        </text:list-item>
        <text:list-item>
          <text:p text:style-name="P38">git reset: Resets the staging area to the last commit. <text:s text:c="4"/></text:p>
        </text:list-item>
        <text:list-item>
          <text:p text:style-name="P38">git stash: Temporarily stores changes that are not ready to be committed. <text:s text:c="4"/></text:p>
        </text:list-item>
        <text:list-item>
          <text:p text:style-name="P38">git remote: Lists or adds remote repositories.</text:p>
        </text:list-item>
        <text:list-item>
          <text:p text:style-name="P38">git rebase: This command is used to apply changes from one branch onto another.</text:p>
        </text:list-item>
        <text:list-item>
          <text:p text:style-name="P39">git fetch: This command is used to download changes from a remote repository, without merging them into your local branch. <text:s text:c="3"/></text:p>
        </text:list-item>
        <text:list-item>
          <text:p text:style-name="P39">git diff: Shows the differences between the working directory and the staging area or the last commit. <text:s text:c="4"/></text:p>
        </text:list-item>
        <text:list-item>
          <text:p text:style-name="P39">git tag: Creates, lists, or deletes tags, which are labels that point to specific commits. <text:s text:c="4"/></text:p>
        </text:list-item>
        <text:list-item>
          <text:p text:style-name="P39">git blame: Shows who last modified each line of a file and when. <text:s text:c="4"/></text:p>
        </text:list-item>
        <text:list-item>
          <text:p text:style-name="P39"><text:soft-page-break/>git cherry-pick: Applies the changes from a specific commit to the current branch. <text:s text:c="4"/></text:p>
        </text:list-item>
        <text:list-item>
          <text:p text:style-name="P39">git revert: Reverts one or more commits by creating a new commit with the opposite changes. <text:s text:c="4"/></text:p>
        </text:list-item>
        <text:list-item>
          <text:p text:style-name="P39">git bisect: Helps to find the specific commit that introduced a bug by performing a binary search. <text:s text:c="4"/></text:p>
        </text:list-item>
        <text:list-item>
          <text:p text:style-name="P39">git submodule: Manages submodules, which are repositories nested inside another repositor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3:37:13.520158348</meta:creation-date>
    <dc:date>2023-05-22T11:58:17.768513515</dc:date>
    <meta:editing-duration>PT25M5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93" meta:word-count="852" meta:character-count="4835" meta:non-whitespace-character-count="4029"/>
  </office:meta>
</office:document-meta>
</file>